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01in"/>
    </style:style>
    <style:style style:name="co2" style:family="table-column">
      <style:table-column-properties fo:break-before="auto" style:column-width="0.89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744in"/>
    </style:style>
    <style:style style:name="co5" style:family="table-column">
      <style:table-column-properties fo:break-before="auto" style:column-width="2.1764in"/>
    </style:style>
    <style:style style:name="co6" style:family="table-column">
      <style:table-column-properties fo:break-before="auto" style:column-width="2.0898in"/>
    </style:style>
    <style:style style:name="co7" style:family="table-column">
      <style:table-column-properties fo:break-before="auto" style:column-width="1.220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font-name-asian="Droid Sans Fallback"/>
    </style:style>
    <style:style style:name="T2" style:family="text">
      <style:text-properties style:font-name="Liberation Sans" style:font-name-asian="Droid Sans Fallback"/>
    </style:style>
  </office:automatic-styles>
  <office:body>
    <office:spreadsheet>
      <table:table table:name="script_credi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redits-0_0</text:p>
          </table:table-cell>
          <table:table-cell table:number-columns-repeated="2"/>
          <table:table-cell table:style-name="ce1" office:value-type="string" calcext:value-type="string">
            <text:p><text:span text:style-name="T1">夜が更けて　傘をさす</text:span></text:p>
            <text:p><text:span text:style-name="T1">　　　　　　高層ビルの街</text:span></text:p>
          </table:table-cell>
          <table:table-cell office:value-type="string" calcext:value-type="string">
            <text:p>The evening grows late, and I spread my umbrella</text:p>
            <text:p>#BREAKGROUP()</text:p>
            <text:p>yoru ga fukete kasa o sasu</text:p>
          </table:table-cell>
          <table:table-cell/>
          <table:table-cell table:formula="of:=IF([.F1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redits-1_0</text:p>
          </table:table-cell>
          <table:table-cell table:number-columns-repeated="2"/>
          <table:table-cell office:value-type="string" calcext:value-type="string">
            <text:p>　　夢の雫　飛ばそう</text:p>
            <text:p>　　　　　　クルクルまわして</text:p>
          </table:table-cell>
          <table:table-cell office:value-type="string" calcext:value-type="string">
            <text:p>in a city of skyscrapers</text:p>
            <text:p><text:span text:style-name="T2">#BREAKGROUP()</text:span></text:p>
            <text:p><text:span text:style-name="T2">kousou biru no machi</text:span></text:p>
          </table:table-cell>
          <table:table-cell/>
          <table:table-cell table:formula="of:=IF([.F2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redits-2_0</text:p>
          </table:table-cell>
          <table:table-cell table:number-columns-repeated="2"/>
          <table:table-cell office:value-type="string" calcext:value-type="string">
            <text:p>　　街の灯に　輝いた</text:p>
            <text:p>　　　　　　素敵なプレゼント</text:p>
          </table:table-cell>
          <table:table-cell office:value-type="string" calcext:value-type="string">
            <text:p>Spatter the droplets of dreams</text:p>
            <text:p><text:span text:style-name="T2">#BREAKGROUP()</text:span></text:p>
            <text:p><text:span text:style-name="T2">yume no shizuku tobasou</text:span></text:p>
          </table:table-cell>
          <table:table-cell/>
          <table:table-cell table:formula="of:=IF([.F3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redits-3_0</text:p>
          </table:table-cell>
          <table:table-cell table:number-columns-repeated="2"/>
          <table:table-cell office:value-type="string" calcext:value-type="string">
            <text:p>　　まだ見ぬあなたまで</text:p>
            <text:p>　　　　　　とどけこの想い</text:p>
          </table:table-cell>
          <table:table-cell office:value-type="string" calcext:value-type="string">
            <text:p>Spin them round and round</text:p>
            <text:p><text:span text:style-name="T2">#BREAKGROUP()</text:span></text:p>
            <text:p><text:span text:style-name="T2">kurukuru mawashite</text:span></text:p>
          </table:table-cell>
          <table:table-cell/>
          <table:table-cell table:formula="of:=IF([.F4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redits-4_0</text:p>
          </table:table-cell>
          <table:table-cell table:number-columns-repeated="2"/>
          <table:table-cell office:value-type="string" calcext:value-type="string">
            <text:p>　　恋のヒントは</text:p>
            <text:p>　　瞳が手がかり</text:p>
          </table:table-cell>
          <table:table-cell office:value-type="string" calcext:value-type="string">
            <text:p>Sparkling in the city lights,</text:p>
            <text:p><text:span text:style-name="T2">#BREAKGROUP()</text:span></text:p>
            <text:p><text:span text:style-name="T2">machi no hi ni kagayaita</text:span></text:p>
          </table:table-cell>
          <table:table-cell/>
          <table:table-cell table:formula="of:=IF([.F5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redits-5_0</text:p>
          </table:table-cell>
          <table:table-cell table:number-columns-repeated="2"/>
          <table:table-cell office:value-type="string" calcext:value-type="string">
            <text:p>　悩んで　集める</text:p>
            <text:p>　　　　　　インフォメーション</text:p>
          </table:table-cell>
          <table:table-cell office:value-type="string" calcext:value-type="string">
            <text:p>a wonderful present</text:p>
            <text:p><text:span text:style-name="T2">#BREAKGROUP()</text:span></text:p>
            <text:p><text:span text:style-name="T2">suteki na purezento</text:span></text:p>
          </table:table-cell>
          <table:table-cell/>
          <table:table-cell table:formula="of:=IF([.F6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credits-6_0</text:p>
          </table:table-cell>
          <table:table-cell table:number-columns-repeated="2"/>
          <table:table-cell office:value-type="string" calcext:value-type="string">
            <text:p>　恋をしようよ</text:p>
            <text:p>　　　　突き止めたいね</text:p>
            <text:p>　　　　　　あぶない事件</text:p>
          </table:table-cell>
          <table:table-cell office:value-type="string" calcext:value-type="string">
            <text:p>Deliver these thoughts to you,</text:p>
            <text:p><text:span text:style-name="T2">#BREAKGROUP()</text:span></text:p>
            <text:p><text:span text:style-name="T2">mada minu anata made</text:span></text:p>
          </table:table-cell>
          <table:table-cell/>
          <table:table-cell table:formula="of:=IF([.F7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credits-7_0</text:p>
          </table:table-cell>
          <table:table-cell table:number-columns-repeated="2"/>
          <table:table-cell office:value-type="string" calcext:value-type="string">
            <text:p>　　隠された　　　真実を</text:p>
            <text:p>　　探して</text:p>
            <text:p>　　見つけ出そう</text:p>
          </table:table-cell>
          <table:table-cell office:value-type="string" calcext:value-type="string">
            <text:p><text:span text:style-name="T2">whom I don't yet see</text:span></text:p>
            <text:p><text:span text:style-name="T2">#BREAKGROUP()</text:span></text:p>
            <text:p><text:span text:style-name="T2">todoke kono omoi</text:span></text:p>
          </table:table-cell>
          <table:table-cell/>
          <table:table-cell table:formula="of:=IF([.F8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credits-8_0</text:p>
          </table:table-cell>
          <table:table-cell table:number-columns-repeated="2"/>
          <table:table-cell office:value-type="string" calcext:value-type="string">
            <text:p>　恋をしようよ</text:p>
            <text:p>　　　　巻き込まれたい</text:p>
            <text:p>　　　　　　あぶない事件</text:p>
          </table:table-cell>
          <table:table-cell office:value-type="string" calcext:value-type="string">
            <text:p><text:span text:style-name="T2">The pupils are the clue</text:span></text:p>
            <text:p><text:span text:style-name="T2">#BREAKGROUP()</text:span></text:p>
            <text:p>koi no hinto wa</text:p>
          </table:table-cell>
          <table:table-cell/>
          <table:table-cell table:formula="of:=IF([.F9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redits-9_0</text:p>
          </table:table-cell>
          <table:table-cell table:number-columns-repeated="2"/>
          <table:table-cell office:value-type="string" calcext:value-type="string">
            <text:p>　　このままじゃ</text:p>
            <text:p>　　眠れない</text:p>
          </table:table-cell>
          <table:table-cell office:value-type="string" calcext:value-type="string">
            <text:p>to a hint of love</text:p>
            <text:p><text:span text:style-name="T2">#BREAKGROUP()</text:span></text:p>
            <text:p><text:span text:style-name="T2">hitomi ga tegakari</text:span></text:p>
          </table:table-cell>
          <table:table-cell/>
          <table:table-cell table:formula="of:=IF([.F10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redits-10_0</text:p>
          </table:table-cell>
          <table:table-cell table:number-columns-repeated="2"/>
          <table:table-cell office:value-type="string" calcext:value-type="string">
            <text:p>　やるせない</text:p>
            <text:p>　　　　Ｒａｉｎｙ　ｎｉｇｈｔ</text:p>
          </table:table-cell>
          <table:table-cell office:value-type="string" calcext:value-type="string">
            <text:p>Troubled, I gather</text:p>
            <text:p><text:span text:style-name="T2">#BREAKGROUP()</text:span></text:p>
            <text:p>nayande atsumeru</text:p>
          </table:table-cell>
          <table:table-cell/>
          <table:table-cell table:formula="of:=IF([.F11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redits-11_0</text:p>
          </table:table-cell>
          <table:table-cell table:number-columns-repeated="3"/>
          <table:table-cell office:value-type="string" calcext:value-type="string">
            <text:p>information</text:p>
            <text:p><text:span text:style-name="T2">#BREAKGROUP()</text:span></text:p>
            <text:p>infomeeshon</text:p>
          </table:table-cell>
          <table:table-cell/>
          <table:table-cell table:formula="of:=IF([.F12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redits-12_0</text:p>
          </table:table-cell>
          <table:table-cell table:number-columns-repeated="3"/>
          <table:table-cell office:value-type="string" calcext:value-type="string">
            <text:p>Let's fall in love\n</text:p>
            <text:p>Don't you want to figure out</text:p>
            <text:p><text:span text:style-name="T2">#BREAKGROUP()</text:span></text:p>
            <text:p>koi o shiyou yo tsukitometai ne</text:p>
          </table:table-cell>
          <table:table-cell/>
          <table:table-cell table:formula="of:=IF([.F13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credits-13_0</text:p>
          </table:table-cell>
          <table:table-cell table:number-columns-repeated="5"/>
          <table:table-cell table:formula="of:=IF([.F14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redits-14_0</text:p>
          </table:table-cell>
          <table:table-cell table:number-columns-repeated="3"/>
          <table:table-cell office:value-type="string" calcext:value-type="string">
            <text:p>a dangerous case?</text:p>
            <text:p><text:span text:style-name="T2">#BREAKGROUP()</text:span></text:p>
            <text:p>abunai jiken</text:p>
          </table:table-cell>
          <table:table-cell/>
          <table:table-cell table:formula="of:=IF([.F15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redits-15_0</text:p>
          </table:table-cell>
          <table:table-cell table:number-columns-repeated="3"/>
          <table:table-cell office:value-type="string" calcext:value-type="string">
            <text:p>Let's look for the hidden truths</text:p>
            <text:p><text:span text:style-name="T2">#BREAKGROUP()</text:span></text:p>
            <text:p>kakusareta shinjitsu o</text:p>
          </table:table-cell>
          <table:table-cell/>
          <table:table-cell table:formula="of:=IF([.F16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redits-16_0</text:p>
          </table:table-cell>
          <table:table-cell table:number-columns-repeated="3"/>
          <table:table-cell office:value-type="string" calcext:value-type="string">
            <text:p>and find them out</text:p>
            <text:p><text:span text:style-name="T2">#BREAKGROUP()</text:span></text:p>
            <text:p>sagashite mitsukedasou</text:p>
          </table:table-cell>
          <table:table-cell/>
          <table:table-cell table:formula="of:=IF([.F17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credits-17_0</text:p>
          </table:table-cell>
          <table:table-cell table:number-columns-repeated="5"/>
          <table:table-cell table:formula="of:=IF([.F18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redits-18_0</text:p>
          </table:table-cell>
          <table:table-cell table:number-columns-repeated="3"/>
          <table:table-cell office:value-type="string" calcext:value-type="string">
            <text:p>Let's fall in love\n</text:p>
            <text:p>I want to be enveloped in</text:p>
            <text:p><text:span text:style-name="T2">#BREAKGROUP()</text:span></text:p>
            <text:p>koi o shiyou yo makikomaretai</text:p>
          </table:table-cell>
          <table:table-cell/>
          <table:table-cell table:formula="of:=IF([.F19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credits-19_0</text:p>
          </table:table-cell>
          <table:table-cell table:number-columns-repeated="5"/>
          <table:table-cell table:formula="of:=IF([.F20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redits-20_0</text:p>
          </table:table-cell>
          <table:table-cell table:number-columns-repeated="3"/>
          <table:table-cell office:value-type="string" calcext:value-type="string">
            <text:p>a dangerous case</text:p>
            <text:p><text:span text:style-name="T2">#BREAKGROUP()</text:span></text:p>
            <text:p>abunai jiken</text:p>
          </table:table-cell>
          <table:table-cell/>
          <table:table-cell table:formula="of:=IF([.F21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redits-21_0</text:p>
          </table:table-cell>
          <table:table-cell table:number-columns-repeated="3"/>
          <table:table-cell office:value-type="string" calcext:value-type="string">
            <text:p>I can't sleep leaving things like this</text:p>
            <text:p><text:span text:style-name="T2">#BREAKGROUP()</text:span></text:p>
            <text:p>kono mama ja nemurenai</text:p>
          </table:table-cell>
          <table:table-cell/>
          <table:table-cell table:formula="of:=IF([.F22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redits-22_0</text:p>
          </table:table-cell>
          <table:table-cell table:number-columns-repeated="3"/>
          <table:table-cell office:value-type="string" calcext:value-type="string">
            <text:p>on a melancholic rainy night</text:p>
            <text:p><text:span text:style-name="T2">#BREAKGROUP()</text:span></text:p>
            <text:p>yarusenai RAINY NIGHT</text:p>
          </table:table-cell>
          <table:table-cell/>
          <table:table-cell table:formula="of:=IF([.F23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credits-23_0</text:p>
          </table:table-cell>
          <table:table-cell table:number-columns-repeated="5"/>
          <table:table-cell table:formula="of:=IF([.F24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credits-24_0</text:p>
          </table:table-cell>
          <table:table-cell table:number-columns-repeated="5"/>
          <table:table-cell table:formula="of:=IF([.F25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credits-25_0</text:p>
          </table:table-cell>
          <table:table-cell table:number-columns-repeated="5"/>
          <table:table-cell table:formula="of:=IF([.F26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credits-26_0</text:p>
          </table:table-cell>
          <table:table-cell table:number-columns-repeated="5"/>
          <table:table-cell table:formula="of:=IF([.F27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credits-27_0</text:p>
          </table:table-cell>
          <table:table-cell table:number-columns-repeated="5"/>
          <table:table-cell table:formula="of:=IF([.F28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credits-28_0</text:p>
          </table:table-cell>
          <table:table-cell table:number-columns-repeated="5"/>
          <table:table-cell table:formula="of:=IF([.F29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credits-29_0</text:p>
          </table:table-cell>
          <table:table-cell table:number-columns-repeated="5"/>
          <table:table-cell table:formula="of:=IF([.F30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 table:number-rows-repeated="1048545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9">00/00/0000</text:date>, <text:time style:data-style-name="N2" text:time-value="01:22:58.123461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09T01:23:19.269907059</dc:date>
    <meta:editing-duration>PT1H6M28S</meta:editing-duration>
    <meta:editing-cycles>9</meta:editing-cycles>
    <meta:generator>LibreOffice/4.3.3.2$Linux_X86_64 LibreOffice_project/430m0$Build-2</meta:generator>
    <meta:document-statistic meta:table-count="1" meta:cell-count="121" meta:object-count="0"/>
  </office:meta>
</office:document-meta>
</file>